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67dd0"/>
    </style:style>
    <style:style style:name="T1" style:family="text">
      <style:text-properties officeooo:rsid="00167d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എവിടെ ജോൺ?</text:span></text:p>
      <text:p text:style-name="Standard"><text:span text:style-name="T1">സി വി ശങ്കരൻ ചേലമറ്റത്തില്ലം </text:span></text:p>
      <text:p text:style-name="Standard"/>
      <text:p text:style-name="Standard"><text:span text:style-name="T1">എവിടെ ജോൺ?</text:span></text:p>
      <text:p text:style-name="Standard"><text:span text:style-name="T1">ഇന്നുകോളേജിലെത്തിയോ? </text:span></text:p>
      <text:p text:style-name="Standard"><text:span text:style-name="T1">എവിടെ ജോൺ? </text:span></text:p>
      <text:p text:style-name="Standard"><text:span text:style-name="T1">സ്വരം താഴ്ത്തിയന്വേഷിച്ചു </text:span></text:p>
      <text:p text:style-name="Standard"><text:span text:style-name="T1">ഇവിടെയില്ലെന്നു ഡിഗ്രിതൻ കുട്ടികൾ </text:span></text:p>
      <text:p text:style-name="Standard"><text:span text:style-name="T1">എവിടെ <text:s/>ജോൺ? <text:s/></text:span></text:p>
      <text:p text:style-name="Standard"><text:span text:style-name="T1">ചോസ്യമതുതന്നെ നൽകി ഞാൻ </text:span></text:p>
      <text:p text:style-name="Standard"><text:span text:style-name="T1">ഇവിടെയില്ലെന്നു പീ ജി തൻ കുട്ടികൾ </text:span></text:p>
      <text:p text:style-name="Standard"><text:span text:style-name="T1">എവിടെ ജോൺ? </text:span></text:p>
      <text:p text:style-name="Standard"><text:span text:style-name="T1">ഓടിയെത്തിഞാൻ ലാബിലായ് </text:span></text:p>
      <text:p text:style-name="Standard"><text:span text:style-name="T1">ഇവിടെയില്ലെന്നു പൂട്ടും കതകുകൾ </text:span></text:p>
      <text:p text:style-name="Standard"><text:span text:style-name="T1">എവിടെ ജോൺ? </text:span></text:p>
      <text:p text:style-name="Standard"><text:span text:style-name="T1">പരിഭ്രാന്തിയാൽ ചോദിച്ചു </text:span></text:p>
      <text:p text:style-name="Standard"><text:span text:style-name="T1">ഇവിടെ നിന്നിഷ്യു ചെയ്തുപോയല്ലോ </text:span></text:p>
      <text:p text:style-name="Standard"><text:span text:style-name="T1">പതിവു പല്ലവി ലൈബ്രറി കാക്കുവോൻ </text:span></text:p>
      <text:p text:style-name="Standard"><text:span text:style-name="T1">എവിടെ ജോൺ? </text:span></text:p>
      <text:p text:style-name="Standard"><text:span text:style-name="T1">ഓടിക്കാന്റീനിലെത്തിഞാൻ </text:span></text:p>
      <text:p text:style-name="Standard"><text:span text:style-name="T1">ചായ വാങ്ങിക്കഴിച്ചിതാപോയല്ലോ </text:span></text:p>
      <text:p text:style-name="Standard"><text:span text:style-name="T1">ഭവ്യനായ്ത്തന്നെ ചായക്കടക്കാരൻ </text:span></text:p>
      <text:p text:style-name="Standard"><text:span text:style-name="T1">എവിടെ ജോൺ? </text:span></text:p>
      <text:p text:style-name="Standard"><text:span text:style-name="T1">ഓടി ഓടി വലഞ്ഞു ഞാൻ </text:span></text:p>
      <text:p text:style-name="Standard"><text:span text:style-name="T1">എവിടെ ജോൺ? </text:span></text:p>
      <text:p text:style-name="Standard"><text:span text:style-name="T1">തൊണ്ടയിടറി ഞാൻ ചോദിച്ചു </text:span></text:p>
      <text:p text:style-name="Standard"><text:span text:style-name="T1">ഇവിടെ യിവിടെ യെന്നോതീ മരങ്ങളും </text:span></text:p>
      <text:p text:style-name="P1"><text:span text:style-name="T1">എവിടെ ജോൺ? </text:span></text:p>
      <text:p text:style-name="P1"><text:span text:style-name="T1">കണ്ടതില്ലല്ലൊ നിന്നെ ഞാൻ </text:span></text:p>
      <text:p text:style-name="Standard"><text:span text:style-name="T1">ഇവിടെ യിവിടെ യെന്നോതീ ശലഭങ്ങൾ </text:span></text:p>
      <text:p text:style-name="Standard"><text:span text:style-name="T1">എവിടെ ജോൺ? തൊട്ടതില്ലല്ലൊ നിന്നെ ഞാൻ </text:span></text:p>
      <text:p text:style-name="Standard"><text:span text:style-name="T1">ഇവിടെയിവിടെയെന്നോതിമന്ദാനിലൻ </text:span></text:p>
      <text:p text:style-name="Standard"><text:span text:style-name="T1">എവിടെ ജോൺ? </text:span></text:p>
      <text:p text:style-name="Standard"><text:span text:style-name="T1">കേട്ടതില്ലല്ലൊ നിന്നെഞാൻ </text:span></text:p>
      <text:p text:style-name="Standard"><text:span text:style-name="T1">ഇവിടെയിവിടെയെന്നോതീ രവങ്ങളും <text:s/></text:span></text:p>
      <text:p text:style-name="Standard"><text:span text:style-name="T1">എവിടെ ജോൺ? </text:span></text:p>
      <text:p text:style-name="Standard"><text:span text:style-name="T1">നിന്നെ ദർശിച്ചതില്ലഞാൻ </text:span></text:p>
      <text:p text:style-name="Standard"><text:span text:style-name="T1">ഇവിടെയിവിടെയെന്നോതീ പ്രകാശവും </text:span></text:p>
      <text:p text:style-name="Standard"><text:span text:style-name="T1">എങ്ങുമില്ലാത്ത ജോണിനെത്തന്നെയോ,</text:span></text:p>
      <text:p text:style-name="Standard"><text:span text:style-name="T1">എങ്ങുമായുള്ള ജോണിനെത്തന്നെയോ,</text:span></text:p>
      <text:p text:style-name="Standard"><text:span text:style-name="T1">ഇങ്ങുതേടിയലഞ്ഞുനടന്നു ഞാൻ?</text:span></text:p>
      <text:p text:style-name="Standard"><text:span text:style-name="T1">ആരു ജോൺ? </text:span></text:p>
      <text:p text:style-name="Standard"><text:span text:style-name="T1">ക്രിസ്തുവല്ലവൻ,ഏല്യാവുമല്ലവൻ </text:span></text:p>
      <text:p text:style-name="Standard"><text:span text:style-name="T1">കൃഷ്ണനല്ലവൻ, അല്ലാഹുവല്ലവൻ </text:span></text:p>
      <text:p text:style-name="Standard"><text:span text:style-name="T1">നിത്യസത്യമായ് ഭിന്നരൂപങ്ങളിൽ </text:span></text:p>
      <text:p text:style-name="Standard"><text:span text:style-name="T1">നിത്യശുദ്ധമായ് ഭിന്നമാർഗ്ഗങ്ങളിൽ </text:span></text:p>
      <text:p text:style-name="Standard"><text:span text:style-name="T1">നിത്യനൂതനം മൂന്നുകാലത്തിലും </text:span></text:p>
      <text:p text:style-name="Standard"><text:span text:style-name="T1">സച്ചിദാനദ പൂർണ്ണപ്രകൃതി ജോ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0.31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17:18:28.819931960</meta:creation-date>
    <dc:date>2013-11-22T18:07:25.688508924</dc:date>
    <meta:editing-duration>PT14M36S</meta:editing-duration>
    <meta:editing-cycles>1</meta:editing-cycles>
    <meta:document-statistic meta:table-count="0" meta:image-count="0" meta:object-count="0" meta:page-count="1" meta:paragraph-count="47" meta:word-count="113" meta:character-count="590" meta:non-whitespace-character-count="479"/>
    <meta:generator>LibreOffice/4.1.2.3$Linux_x86 LibreOffice_project/410m0$Build-3</meta:generator>
  </office:meta>
</office:document-meta>
</file>